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d830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text-properties officeooo:rsid="001d8305" officeooo:paragraph-rsid="001d8305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>
      <style:text-properties officeooo:paragraph-rsid="001fd649"/>
    </style:style>
    <style:style style:name="P30" style:family="paragraph" style:parent-style-name="Text_20_body" style:list-style-name="L13">
      <style:text-properties officeooo:rsid="001fd649" officeooo:paragraph-rsid="001fd649"/>
    </style:style>
    <style:style style:name="P31" style:family="paragraph" style:parent-style-name="Text_20_body">
      <style:text-properties fo:font-weight="normal" officeooo:rsid="00215d4b" officeooo:paragraph-rsid="00215d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649" style:font-weight-asian="bold" style:font-weight-complex="bold"/>
    </style:style>
    <style:style style:name="T3" style:family="text">
      <style:text-properties officeooo:rsid="001d8305"/>
    </style:style>
    <style:style style:name="T4" style:family="text">
      <style:text-properties officeooo:rsid="001e4249"/>
    </style:style>
    <style:style style:name="T5" style:family="text">
      <style:text-properties fo:font-weight="normal" officeooo:rsid="001e4249" style:font-weight-asian="normal" style:font-weight-complex="normal"/>
    </style:style>
    <style:style style:name="T6" style:family="text">
      <style:text-properties fo:font-weight="normal" officeooo:rsid="001fd649" style:font-weight-asian="normal" style:font-weight-complex="normal"/>
    </style:style>
    <style:style style:name="T7" style:family="text">
      <style:text-properties fo:font-weight="normal" officeooo:rsid="00215d4b" style:font-weight-asian="normal" style:font-weight-complex="normal"/>
    </style:style>
    <style:style style:name="T8" style:family="text">
      <style:text-properties officeooo:rsid="001fd649"/>
    </style:style>
    <style:style style:name="T9" style:family="text">
      <style:text-properties style:text-position="super 58%"/>
    </style:style>
    <style:style style:name="T10" style:family="text">
      <style:text-properties officeooo:rsid="00215d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3">Fadhil Mulinya</text:span></text:span></text:h>
      <text:p text:style-name="Text_20_body"><text:span text:style-name="Strong_20_Emphasis">Developer Relations Expert | Blockchain </text:span><text:span text:style-name="Strong_20_Emphasis"><text:span text:style-name="T10">Developer</text:span></text:span><text:span text:style-name="Strong_20_Emphasis"> | Community Builder</text:span></text:p>
      <text:p text:style-name="Text_20_body"><text:span text:style-name="Strong_20_Emphasis">Contact Information</text:span><text:line-break/><text:span text:style-name="T3">mulinyafadhil@gmail.com</text:span> | linkedin.com/in/fadhil-mulinya | <text:span text:style-name="T3">github.com/FadhilMulinya</text:span> | <text:span text:style-name="T3">x.com/mulinyafadhil </text:span><text:span text:style-name="T10">|| fadhilmulinya.vercel.app</text:span></text:p>
      <text:p text:style-name="Horizontal_20_Line"/>
      <text:h text:style-name="Heading_20_3" text:outline-level="3"><text:span text:style-name="Strong_20_Emphasis">Professional Summary</text:span></text:h>
      <text:p text:style-name="Text_20_body">Innovative blockchain developer and community builder with expertise in designing scalable, Ethereum-compatible protocols. Co-founder of <text:span text:style-name="Strong_20_Emphasis">Crefy Protocol</text:span>, an interoperable ZK <text:span text:style-name="T10">Appchain </text:span><text:s/>for decentralized identity and verifiable credentials. Extensive experience in smart contract development <text:span text:style-name="T4">using languages like Solidity and Rust.</text:span>with a proven record in fostering and mentoring developer communities. Skilled in deploying and managing advanced Ethereum Layer 2 solutions, including <text:span text:style-name="Strong_20_Emphasis">Arbitrum ,</text:span><text:span text:style-name="Strong_20_Emphasis"><text:span text:style-name="T4">Base and Lisk ,</text:span></text:span><text:span text:style-name="Strong_20_Emphasis"><text:span text:style-name="T5">And ICP Bitfinity an evm compatible </text:span></text:span><text:span text:style-name="Strong_20_Emphasis"><text:span text:style-name="T7">protocols.</text:span></text:span></text:p>
      <text:p text:style-name="Text_20_body"/>
      <text:p text:style-name="Horizontal_20_Line"/>
      <text:h text:style-name="Heading_20_3" text:outline-level="3"><text:span text:style-name="Strong_20_Emphasis">Professional Experience</text:span></text:h>
      <text:p text:style-name="P31"><text:span text:style-name="T1">Freelance Blockchain Developer | June - Present</text:span><text:line-break/>• Developing and deploying blockchain solutions, focusing on smart contract creation, decentralized applications.(Dapps)<text:line-break/>• Collaborating with clients to design and implement custom blockchain products tailored to their needs.<text:line-break/>• Ensuring code quality through rigorous testing, code reviews, and performance optimization.<text:line-break/></text:p>
      <text:p text:style-name="Text_20_body"><text:span text:style-name="Strong_20_Emphasis">Co-Founder and Protocol Developer<text:line-break/>Crefy Protocol | </text:span><text:span text:style-name="Strong_20_Emphasis"><text:span text:style-name="T4">November - Date</text:span></text:span></text:p>
      <text:list xml:id="list3804349994" text:style-name="L1">
        <text:list-item>
          <text:p text:style-name="P3">Architecting an interoperable <text:span text:style-name="Strong_20_Emphasis">ZK Layer 1 protocol</text:span> to enable decentralized identity issuance and verification.</text:p>
        </text:list-item>
        <text:list-item>
          <text:p text:style-name="P3">Utilizing <text:span text:style-name="Strong_20_Emphasis">Rust</text:span>, <text:span text:style-name="Strong_20_Emphasis">Go</text:span>, and <text:span text:style-name="Strong_20_Emphasis">Solidity</text:span> for protocol implementation, focusing on security, scalability, and compliance with Ethereum standards.</text:p>
        </text:list-item>
        <text:list-item>
          <text:p text:style-name="P3">Building advanced cryptographic modules to integrate verifiable credentials into decentralized applications seamlessly.</text:p>
        </text:list-item>
        <text:list-item>
          <text:p text:style-name="P2">Conducting comprehensive testing and code reviews to maintain protocol reliability and performance.</text:p>
        </text:list-item>
      </text:list>
      <text:p text:style-name="Text_20_body"><text:span text:style-name="Strong_20_Emphasis"/></text:p>
      <text:h text:style-name="Heading_20_4" text:outline-level="4"><text:span text:style-name="Strong_20_Emphasis">African Meta Club – Business Development and Partnerships Lead</text:span></text:h>
      <text:p text:style-name="Text_20_body"><text:span text:style-name="Emphasis">March 2024 – Present | Kenya (Remote)</text:span></text:p>
      <text:list xml:id="list309800222" text:style-name="L2">
        <text:list-item>
          <text:p text:style-name="P5"><text:soft-page-break/><text:span text:style-name="Strong_20_Emphasis">Driving Partnerships</text:span>: Collaborated with Key Opinion Leaders (KOLs) and influencers to amplify MetaMeta Club's visibility, integrating African culture with technologies such as the metaverse, blockchain, AI, XR, and AR.</text:p>
        </text:list-item>
        <text:list-item>
          <text:p text:style-name="P5"><text:span text:style-name="Strong_20_Emphasis">Strategic Partnerships and Revenue Growth</text:span>: Established collaborations with protocols, companies, and events, creating new revenue channels and supporting MetaMeta Club’s mission of ecosystem expansion.</text:p>
        </text:list-item>
        <text:list-item>
          <text:p text:style-name="P5"><text:span text:style-name="Strong_20_Emphasis">Business Strategy Development</text:span>: Crafted actionable business development plans, transforming high-level ideas into measurable outcomes to meet strategic goals.</text:p>
        </text:list-item>
        <text:list-item>
          <text:p text:style-name="P5"><text:span text:style-name="Strong_20_Emphasis">Relationship Building</text:span>: Fostered strong, lasting partnerships with clients, partners, and collaborators to drive mutual growth.</text:p>
        </text:list-item>
        <text:list-item>
          <text:p text:style-name="P5"><text:span text:style-name="Strong_20_Emphasis">Market Research</text:span>: Conducted detailed market analysis to inform strategies, continuously identifying new opportunities for innovation.</text:p>
        </text:list-item>
        <text:list-item>
          <text:p text:style-name="P4"><text:span text:style-name="Strong_20_Emphasis">Negotiation and Partnership Agreements</text:span>: Led discussions and finalized agreements to secure long-term, mutually beneficial partnerships.</text:p>
        </text:list-item>
      </text:list>
      <text:h text:style-name="Heading_20_4" text:outline-level="4"><text:span text:style-name="Strong_20_Emphasis">Umojaverse – Developer Relations Specialist</text:span></text:h>
      <text:p text:style-name="Text_20_body"><text:span text:style-name="Emphasis">March 2024 – Present</text:span></text:p>
      <text:list xml:id="list3773505093" text:style-name="L3">
        <text:list-item>
          <text:p text:style-name="P7"><text:span text:style-name="Strong_20_Emphasis">Developer Education and Mentorship</text:span>: Led comprehensive training sessions, empowering developers to build applications on the Arbitrum network. Created interactive learning resources, which increased engagement and broadened the Web3 developer base.</text:p>
        </text:list-item>
        <text:list-item>
          <text:p text:style-name="P7"><text:span text:style-name="Strong_20_Emphasis">Community Events and Campus Tours</text:span>: Organized multi-campus events focused on onboarding new developers to Arbitrum, offering hands-on education to make Web3 accessible.</text:p>
        </text:list-item>
        <text:list-item>
          <text:p text:style-name="P6"><text:span text:style-name="Strong_20_Emphasis">Cross-Community Collaborations</text:span>: Partnered with various blockchain and educational communities to strengthen Umojaverse’s presence and increase Arbitrum’s visibility across East Africa.</text:p>
        </text:list-item>
      </text:list>
      <text:h text:style-name="Heading_20_4" text:outline-level="4"><text:span text:style-name="Strong_20_Emphasis">Hyperledger Kenya Chapter – Team Lead</text:span></text:h>
      <text:p text:style-name="Text_20_body"><text:span text:style-name="Emphasis">December 2023 – July 2024 | Kenya (Hybrid)</text:span></text:p>
      <text:list xml:id="list1644441081" text:style-name="L4">
        <text:list-item>
          <text:p text:style-name="P9"><text:span text:style-name="Strong_20_Emphasis">Technical Mentorship and Guidance</text:span>: Provided mentorship to individuals and teams on Hyperledger development, equipping them with knowledge of Hyperledger's transformative potential.</text:p>
        </text:list-item>
        <text:list-item>
          <text:p text:style-name="P9"><text:span text:style-name="Strong_20_Emphasis">Community Building and Event Leadership</text:span>: Organized and led campus-based and community events focused on promoting and educating developers about Hyperledger technology.</text:p>
        </text:list-item>
        <text:list-item>
          <text:p text:style-name="P8"><text:span text:style-name="Strong_20_Emphasis">Advocacy and Technology Promotion</text:span>: Championed Hyperledger technology in Kenya, creating a vibrant developer community through engagement and training.</text:p>
        </text:list-item>
      </text:list>
      <text:h text:style-name="Heading_20_4" text:outline-level="4"><text:span text:style-name="Strong_20_Emphasis">ICP (Internet Computer) – Technical Ambassador</text:span></text:h>
      <text:p text:style-name="Text_20_body"><text:span text:style-name="Emphasis">September 2023 – March 2024</text:span></text:p>
      <text:list xml:id="list1834615749" text:style-name="L5">
        <text:list-item>
          <text:p text:style-name="P11"><text:span text:style-name="Strong_20_Emphasis">Onboarding and Community Building</text:span>: Served as a primary technical contact for new developers, organizing meetups and Q&amp;A sessions to facilitate collaboration and support.</text:p>
        </text:list-item>
        <text:list-item>
          <text:p text:style-name="P10"><text:span text:style-name="Strong_20_Emphasis">Content Development</text:span>: Created educational content, FAQs, and troubleshooting guides to help community members gain confidence with ICP technologies.</text:p>
        </text:list-item>
      </text:list>
      <text:h text:style-name="Heading_20_4" text:outline-level="4"><text:soft-page-break/><text:span text:style-name="Strong_20_Emphasis">Base East Africa Community – Community Leader &amp; Smart Contract Instructor</text:span></text:h>
      <text:p text:style-name="Text_20_body"><text:span text:style-name="Emphasis">September 2024 – Present</text:span></text:p>
      <text:list xml:id="list733203269" text:style-name="L6">
        <text:list-item>
          <text:p text:style-name="P13"><text:span text:style-name="Strong_20_Emphasis">Workshop Facilitation</text:span>: Led workshops (both online and offline) to guide developers in using the Base ecosystem, offering Q&amp;A sessions and live coding to foster understanding.</text:p>
        </text:list-item>
        <text:list-item>
          <text:p text:style-name="P12"><text:span text:style-name="Strong_20_Emphasis">Knowledge Sharing</text:span>: Supported developers in transitioning to Base, promoting best practices and providing personalized technical guidance.</text:p>
        </text:list-item>
      </text:list>
      <text:h text:style-name="Heading_20_4" text:outline-level="4"><text:span text:style-name="Strong_20_Emphasis">Ledgerlady – Community Educator and Workshop Host</text:span></text:h>
      <text:p text:style-name="Text_20_body"><text:span text:style-name="Emphasis">March 2024 – Present</text:span></text:p>
      <text:list xml:id="list2893479592" text:style-name="L7">
        <text:list-item>
          <text:p text:style-name="P15"><text:span text:style-name="Strong_20_Emphasis">Women in Blockchain</text:span>: Led workshops aimed at introducing women to blockchain, developing a curriculum that promotes diversity and inclusivity in Web3.</text:p>
        </text:list-item>
        <text:list-item>
          <text:p text:style-name="P14"><text:span text:style-name="Strong_20_Emphasis">Curriculum Development</text:span>: Designed interactive content to simplify blockchain concepts, successfully expanding Ledgerlady’s reach and community impact.</text:p>
        </text:list-item>
      </text:list>
      <text:h text:style-name="Heading_20_4" text:outline-level="4"><text:span text:style-name="Strong_20_Emphasis">Nexuspay – Growth Lead &amp; Product Support (Founding Team)</text:span></text:h>
      <text:p text:style-name="Text_20_body"><text:span text:style-name="Emphasis">August 2023 – Present</text:span></text:p>
      <text:list xml:id="list3008526991" text:style-name="L8">
        <text:list-item>
          <text:p text:style-name="P17"><text:span text:style-name="Strong_20_Emphasis">Product Development and User Support</text:span>: Played a key role in shaping Nexuspay, a mobile wallet enabling stablecoin transactions across Kenya, by providing user insights, feedback, and technical support.</text:p>
        </text:list-item>
        <text:list-item>
          <text:p text:style-name="P16"><text:span text:style-name="Strong_20_Emphasis">User Engagement</text:span>: Assisted users in navigating product functionalities and troubleshooting issues, ultimately optimizing user experience and retention.</text:p>
        </text:list-item>
      </text:list>
      <text:p text:style-name="Text_20_body"><text:span text:style-name="Strong_20_Emphasis">Arbitrum Kenya Community – Technical Mentor<text:line-break/></text:span><text:span text:style-name="Strong_20_Emphasis"><text:span text:style-name="T4">February - September</text:span></text:span></text:p>
      <text:list xml:id="list2772880422" text:style-name="L9">
        <text:list-item>
          <text:p text:style-name="P19">Conducted in-depth training sessions on deploying and scaling applications using <text:span text:style-name="Strong_20_Emphasis">Arbitrum Nova</text:span>, emphasizing the benefits of <text:span text:style-name="Strong_20_Emphasis">AnyTrust</text:span> technology for low-cost and high-security transactions.</text:p>
        </text:list-item>
        <text:list-item>
          <text:p text:style-name="P19">Guided developers in setting up and customizing <text:span text:style-name="Strong_20_Emphasis">Arbitrum Orbit</text:span>, enabling them to launch their own tailored Layer 3 solutions for specialized use cases.</text:p>
        </text:list-item>
        <text:list-item>
          <text:p text:style-name="P19">Organized campus tours and workshops that introduced students and professionals to the core principles of <text:span text:style-name="Strong_20_Emphasis">Arbitrum One</text:span> and its role in Ethereum’s Layer 2 scaling ecosystem.</text:p>
        </text:list-item>
        <text:list-item>
          <text:p text:style-name="P18">Supported participants in integrating decentralized applications (dApps) with Arbitrum, ensuring efficient deployment and minimal costs.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<text:span text:style-name="Strong_20_Emphasis">Entrepreneurial Ventures</text:span></text:h>
      <text:h text:style-name="Heading_20_4" text:outline-level="4"><text:span text:style-name="Strong_20_Emphasis">Edupay (Co-Founder)</text:span></text:h>
      <text:p text:style-name="Text_20_body"><text:span text:style-name="Emphasis">August 2024 – Present</text:span></text:p>
      <text:list xml:id="list3375585117" text:style-name="L10">
        <text:list-item>
          <text:p text:style-name="P20">Created a blockchain platform for school fee payments, streamlining transactions via stablecoins and making financial services accessible to schools and families.</text:p>
        </text:list-item>
      </text:list>
      <text:h text:style-name="Heading_20_4" text:outline-level="4"><text:soft-page-break/><text:span text:style-name="Strong_20_Emphasis">Credentify (Co-Founder)</text:span></text:h>
      <text:p text:style-name="Text_20_body"><text:span text:style-name="Emphasis">October 2024 – Present</text:span></text:p>
      <text:list xml:id="list3644538922" text:style-name="L11">
        <text:list-item>
          <text:p text:style-name="P22"><text:span text:style-name="Strong_20_Emphasis">NFT Certification Platform</text:span>: Launched an ERC6551-powered platform that allows schools to issue verifiable NFTs linked to students’ achievements.</text:p>
        </text:list-item>
        <text:list-item>
          <text:p text:style-name="P21"><text:span text:style-name="Strong_20_Emphasis">Student Portfolios and Employment Verification</text:span>: Enabled students to create NFT portfolios and introduced NFT-based employment verification, providing a secure and decentralized record of achievements.</text:p>
        </text:list-item>
      </text:list>
      <text:p text:style-name="Horizontal_20_Line"/>
      <text:h text:style-name="Heading_20_3" text:outline-level="3"><text:span text:style-name="Strong_20_Emphasis">Technical Skills</text:span></text:h>
      <text:list xml:id="list394217208" text:style-name="L12">
        <text:list-item>
          <text:p text:style-name="P24"><text:span text:style-name="Strong_20_Emphasis">Languages</text:span>: Solidity, JavaScript, Rust (in progress)</text:p>
        </text:list-item>
        <text:list-item>
          <text:p text:style-name="P24"><text:span text:style-name="Strong_20_Emphasis">Blockchain Platforms</text:span>: Arbitrum, ICP, Base, Ethereum, Hyperledger,<text:span text:style-name="T8">Lisk,Mantle <text:s text:c="2"/>(Any EVM compatible blockchain).</text:span></text:p>
        </text:list-item>
        <text:list-item>
          <text:p text:style-name="P23"><text:span text:style-name="Strong_20_Emphasis">Tools</text:span>: <text:span text:style-name="T8">Foundry,Remix,Uniswap,Chainlink,Oracles</text:span></text:p>
        </text:list-item>
      </text:list>
      <text:p text:style-name="Horizontal_20_Line"/>
      <text:h text:style-name="Heading_20_3" text:outline-level="3"><text:span text:style-name="Strong_20_Emphasis">Community Leadership and Event Management</text:span></text:h>
      <text:list xml:id="list2744558724" text:style-name="L13">
        <text:list-item>
          <text:p text:style-name="P25"><text:span text:style-name="Strong_20_Emphasis">CodeAfrica Conference</text:span> <text:span text:style-name="T3">2024<text:line-break/></text:span> Organizer and Featured Speaker<text:line-break/>Coordinated panels, hands-on sessions, and spoke on topics ranging from blockchain adoption to best practices in Web3 development.</text:p>
        </text:list-item>
        <text:list-item>
          <text:p text:style-name="P25"><text:span text:style-name="Strong_20_Emphasis">Arbitrum Campus Tours with Ledgerlady</text:span> <text:span text:style-name="T3">2024</text:span>– Host and Instructor<text:line-break/>Organized campus tours, providing training to introduce students to the Arbitrum network and encourage inclusivity in blockchain.</text:p>
        </text:list-item>
        <text:list-item>
          <text:p text:style-name="P30"><text:span text:style-name="Strong_20_Emphasis">Internet Computer Community Conference (ICPCC)</text:span> </text:p>
          <text:p text:style-name="P30">Contributed to the organization of the ICPCC which we were celebrating the 3<text:span text:style-name="T9">rd</text:span> mainnet launch of ICPCC in the space.</text:p>
        </text:list-item>
        <text:list-item>
          <text:p text:style-name="P25"><text:span text:style-name="Strong_20_Emphasis">Arbitrum Summit (Kenya)</text:span> <text:span text:style-name="T3">2024</text:span>– Co-organizer<text:line-break/>Contributed to planning and executing Kenya’s Arbitrum Summit, overseeing developer-focused workshops and community networking.</text:p>
        </text:list-item>
        <text:list-item>
          <text:p text:style-name="P25"><text:span text:style-name="Strong_20_Emphasis">ETH Safari Conference</text:span> <text:s/><text:span text:style-name="T3">2024</text:span>– Volunteer and Facilitator<text:line-break/>Supported the organization of developer workshops, managed event logistics, and facilitated discussions to promote knowledge sharing.</text:p>
        </text:list-item>
        <text:list-item>
          <text:p text:style-name="P25"><text:span text:style-name="Strong_20_Emphasis">Developer Bootcamps with Risein and W3zetech </text:span><text:span text:style-name="Strong_20_Emphasis"><text:span text:style-name="T3">2024</text:span></text:span><text:span text:style-name="Strong_20_Emphasis"><text:line-break/></text:span> Session Leader<text:line-break/>Led bootcamp sessions on blockchain skills, helping participants develop hands-on experience in Web3 development.</text:p>
        </text:list-item>
        <text:list-item>
          <text:p text:style-name="P26"><text:span text:style-name="T1">Africa Metaverse Summit 2023</text:span><text:span text:style-name="T2">(Volunteer)</text:span><text:line-break/>-Played a key role in organizing this summit and it wass all about exposing African Stratups and technlogies in the metaverse.</text:p>
        </text:list-item>
        <text:list-item>
          <text:p text:style-name="P26"><text:soft-page-break/><text:span text:style-name="T1">Kenya NFT Summit 2023</text:span><text:span text:style-name="T2">(Volunteer)</text:span><text:line-break/>Played apart <text:s/>in volunteering to make the day <text:s/>success onboarding masses to web3 and understand about NFTS.</text:p>
        </text:list-item>
      </text:list>
      <text:p text:style-name="Horizontal_20_Line"><text:span text:style-name="Strong_20_Emphasis"/></text:p>
      <text:h text:style-name="Heading_20_3" text:outline-level="3"><text:span text:style-name="Strong_20_Emphasis">Core Competencies</text:span></text:h>
      <text:list xml:id="list3930320998" text:style-name="L14">
        <text:list-item>
          <text:p text:style-name="P28"><text:span text:style-name="Strong_20_Emphasis">Community Building &amp; Engagement</text:span>: Demonstrated expertise in fostering vibrant, engaged developer communities.</text:p>
        </text:list-item>
        <text:list-item>
          <text:p text:style-name="P28"><text:span text:style-name="Strong_20_Emphasis">Technical Mentorship &amp; Education</text:span>: Skilled at translating complex concepts into accessible knowledge.</text:p>
        </text:list-item>
        <text:list-item>
          <text:p text:style-name="P28"><text:span text:style-name="Strong_20_Emphasis">Event Organization</text:span>: Experienced in organizing conferences, workshops, and developer events.</text:p>
        </text:list-item>
        <text:list-item>
          <text:p text:style-name="P27"><text:span text:style-name="Strong_20_Emphasis">Consulting &amp; Strategy</text:span>: Advised Web3 projects on community-building, product design, and development strategies.</text:p>
        </text:list-item>
        <text:list-item>
          <text:p text:style-name="P29"><text:span text:style-name="Strong_20_Emphasis"><text:span text:style-name="T8">Blockchain deeloper: </text:span></text:span><text:span text:style-name="Strong_20_Emphasis"><text:span text:style-name="T6">Buiding products for clients and guys who want decentralized and blockchain soutions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25:18.125955212</meta:creation-date>
    <dc:date>2024-12-18T17:26:09.835549859</dc:date>
    <meta:editing-duration>PT22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79" meta:word-count="1189" meta:character-count="9183" meta:non-whitespace-character-count="8094"/>
  </office:meta>
</office:document-meta>
</file>